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ntarell" fo:font-size="15pt" fo:font-weight="normal" officeooo:rsid="0010a145" officeooo:paragraph-rsid="0010a145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ntarell" fo:font-size="15pt" fo:font-weight="normal" officeooo:rsid="0010a145" officeooo:paragraph-rsid="0010a145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4pt" fo:font-weight="normal" officeooo:rsid="0010a145" officeooo:paragraph-rsid="0010a14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4pt" fo:font-weight="normal" officeooo:rsid="00111528" officeooo:paragraph-rsid="0011152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4pt" fo:font-weight="normal" officeooo:rsid="00111528" officeooo:paragraph-rsid="0024ccd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4pt" fo:font-weight="normal" officeooo:rsid="0011f957" officeooo:paragraph-rsid="0011f95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4pt" fo:font-weight="normal" officeooo:rsid="0012e0ed" officeooo:paragraph-rsid="0012e0e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4pt" fo:font-weight="normal" officeooo:rsid="0012e0ed" officeooo:paragraph-rsid="0014523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4pt" fo:font-weight="normal" officeooo:rsid="0012e0ed" officeooo:paragraph-rsid="00262d8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4pt" fo:font-weight="normal" officeooo:rsid="0014523d" officeooo:paragraph-rsid="0014523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4pt" fo:font-weight="normal" officeooo:rsid="0014523d" officeooo:paragraph-rsid="002b4fd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4pt" fo:font-weight="normal" officeooo:rsid="00154a51" officeooo:paragraph-rsid="00154a5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4pt" fo:font-weight="normal" officeooo:rsid="0015b716" officeooo:paragraph-rsid="0015b71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4pt" fo:font-weight="normal" officeooo:rsid="0015d728" officeooo:paragraph-rsid="0016345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4pt" fo:font-weight="normal" officeooo:rsid="0016345f" officeooo:paragraph-rsid="0019e6c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ntarell" fo:font-size="14pt" fo:font-weight="normal" officeooo:rsid="00204d4a" officeooo:paragraph-rsid="00204d4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4pt" fo:font-weight="normal" officeooo:rsid="0024ccd5" officeooo:paragraph-rsid="0024ccd5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ntarell" fo:font-size="14pt" fo:font-weight="normal" officeooo:rsid="002cb6d8" officeooo:paragraph-rsid="002cb6d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tarell" fo:font-size="14pt" fo:font-weight="normal" officeooo:rsid="002d4045" officeooo:paragraph-rsid="002d404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4pt" fo:font-weight="normal" officeooo:rsid="002d4045" officeooo:paragraph-rsid="002eef4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ntarell" fo:font-size="18pt" fo:font-weight="normal" officeooo:rsid="0010a145" officeooo:paragraph-rsid="0010a145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ntarell" fo:font-size="18pt" fo:font-weight="normal" officeooo:rsid="00111528" officeooo:paragraph-rsid="00111528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ntarell" fo:font-size="14pt" fo:font-weight="normal" officeooo:rsid="0024ccd5" officeooo:paragraph-rsid="0024ccd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ntarell" fo:font-size="14pt" fo:font-weight="normal" officeooo:rsid="0024ccd5" officeooo:paragraph-rsid="0024ccd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ntarell" fo:font-size="14pt" fo:font-weight="normal" officeooo:rsid="0025e385" officeooo:paragraph-rsid="0025e385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ntarell" fo:font-size="14pt" fo:font-weight="normal" officeooo:rsid="0027e13d" officeooo:paragraph-rsid="0027e13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antarell" fo:font-size="14pt" fo:font-weight="normal" officeooo:rsid="0024ccd5" officeooo:paragraph-rsid="0024ccd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antarell" fo:font-size="14pt" fo:font-weight="normal" officeooo:rsid="0025e385" officeooo:paragraph-rsid="0025e385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ntarell" fo:font-size="14pt" fo:font-weight="normal" officeooo:rsid="0014523d" officeooo:paragraph-rsid="00262d8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ntarell" fo:font-size="14pt" fo:font-weight="normal" officeooo:rsid="00111528" officeooo:paragraph-rsid="0011152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font-name="Cantarell" fo:font-size="14pt" fo:font-weight="normal" officeooo:rsid="002ef602" officeooo:paragraph-rsid="002ef602" style:font-size-asian="12.25pt" style:font-weight-asian="normal" style:font-size-complex="14pt" style:font-weight-complex="normal"/>
    </style:style>
    <style:style style:name="T1" style:family="text">
      <style:text-properties officeooo:rsid="00111d81"/>
    </style:style>
    <style:style style:name="T2" style:family="text">
      <style:text-properties officeooo:rsid="0014523d"/>
    </style:style>
    <style:style style:name="T3" style:family="text">
      <style:text-properties officeooo:rsid="001488b5"/>
    </style:style>
    <style:style style:name="T4" style:family="text">
      <style:text-properties officeooo:rsid="0015b716"/>
    </style:style>
    <style:style style:name="T5" style:family="text">
      <style:text-properties officeooo:rsid="0015d728"/>
    </style:style>
    <style:style style:name="T6" style:family="text">
      <style:text-properties officeooo:rsid="0016345f"/>
    </style:style>
    <style:style style:name="T7" style:family="text">
      <style:text-properties officeooo:rsid="00163838"/>
    </style:style>
    <style:style style:name="T8" style:family="text">
      <style:text-properties officeooo:rsid="001d490d"/>
    </style:style>
    <style:style style:name="T9" style:family="text">
      <style:text-properties officeooo:rsid="0021b23b"/>
    </style:style>
    <style:style style:name="T10" style:family="text">
      <style:text-properties officeooo:rsid="002a7852"/>
    </style:style>
    <style:style style:name="T11" style:family="text">
      <style:text-properties officeooo:rsid="002b4fd1"/>
    </style:style>
    <style:style style:name="T12" style:family="text">
      <style:text-properties officeooo:rsid="002c5725"/>
    </style:style>
    <style:style style:name="T13" style:family="text">
      <style:text-properties officeooo:rsid="002eef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berto Andeliero <text:tab/>1031800</text:p>
      <text:p text:style-name="P2"/>
      <text:p text:style-name="P21">Relazione progetto di </text:p>
      <text:p text:style-name="P21">Programmazione Ad Oggetti </text:p>
      <text:p text:style-name="P22">qDB</text:p>
      <text:p text:style-name="P3"/>
      <text:p text:style-name="P4"/>
      <text:p text:style-name="P4"/>
      <text:p text:style-name="P4"/>
      <text:p text:style-name="P4"/>
      <text:p text:style-name="P4">1.Introduzione</text:p>
      <text:p text:style-name="P4"/>
      <text:p text:style-name="P4">Lo scopo del progetto qDB è lo sviluppo in C++/Qt di un sistema minimale per la gestione di un (piccolo) database tramite una interfaccia utente grafica.</text:p>
      <text:p text:style-name="P4">In questo progetto sono state implementate le funzionalità di inserimento, rimozione, ricerca, modifica, salvataggio su file XML e apertura da file XML.</text:p>
      <text:p text:style-name="P4"/>
      <text:p text:style-name="P4"/>
      <text:p text:style-name="P4"/>
      <text:p text:style-name="P4">2.Template di classe Container&lt;K&gt;</text:p>
      <text:p text:style-name="P4"/>
      <text:p text:style-name="P5">Nel file “deque.h” come template di classe contenitore è stata implementata una double-ended queue<text:span text:style-name="T1">(deque&lt;K&gt;) per avere complessità O(1) per le operazioni sia in testa e sia in coda. </text:span></text:p>
      <text:p text:style-name="P17">Per poter manipolare i nodi è stata implementata una classe annidata nodo dove verranno memorizzate i puntatori ai nodi precedenti, successivi e il campo dati K del template. </text:p>
      <text:p text:style-name="P5"><text:span text:style-name="T1">Sono state implementate le operazioni più importanti presenti anche nei contenitori della stl quali void push_back(const K&amp;), void push_front(const K&amp;), K pop_front(), K pop_back() </text:span>, <text:span text:style-name="T1">la compilazione è stata fatta per inclusione per ragioni di compatibilità.</text:span></text:p>
      <text:p text:style-name="P6">Sono rese disponibili in public una classe base const_iterator <text:span text:style-name="T3">che permette le più importanti operazioni sul contenitore senza modifiche ai campi dati, da questa classe deriva iterator che non aggiunge altri metodi ma permette la modifica</text:span>. <text:span text:style-name="T8">Questo iteratore itera dal nodo* inizio(incluso) <text:s/>a nodo* 0(non incluso) e quindi i metodi begin() e end() restituiscono tali iteratori come i contenitori della stl.</text:span></text:p>
      <text:p text:style-name="P16"><text:soft-page-break/>Per eliminare un elemento dal conteiner sono resi disponibili i metodi void erase(iterator), void deleteAt(int) oppure per deallocare ogni elemento void erase().</text:p>
      <text:p text:style-name="P6"/>
      <text:p text:style-name="P6"/>
      <text:p text:style-name="P6"/>
      <text:p text:style-name="P7">3.<text:span text:style-name="T9">Classi Logiche</text:span></text:p>
      <text:p text:style-name="P7"/>
      <text:p text:style-name="P7">Nei file “guitar.h/cpp”, “acoustic.h/cpp”, “electric.h/cpp” è stata creata una piccola gerarchia di classi che rappresentano le chitarre presenti nel negozio.</text:p>
      <text:p text:style-name="P9">La classe base è guitar da cui derivano le classi acoustic ed electric, <text:span text:style-name="T2">nei suoi campi dati troviamo una stringa pel nome del modello, un intero per le corde e <text:s/>il prezzo in double. I costruttori sono protetti perchè non vengano allocati oggetti di questa classe e siano utilizzati soltanto dalle classi derivate.</text:span></text:p>
      <text:p text:style-name="P29">I medoti più importanti da elencare sono:</text:p>
      <text:p text:style-name="P8"/>
      <text:p text:style-name="P23">virtual bool operator==(const guitar&amp;)const;</text:p>
      <text:p text:style-name="P31">metodo per l'operatore di uguaglianza che verrà reimplementato anche nelle sottoclassi electric e acoustic.</text:p>
      <text:p text:style-name="P31"/>
      <text:p text:style-name="P23">virtual string get_ponte()const =0;</text:p>
      <text:p text:style-name="P23">virtual void set_ponte(string) =0;</text:p>
      <text:p text:style-name="P28">questi metodi verranno implementati nelle sottoclassi perchè i vari tipi di chitarra montano modelli di ponte completamente diversi.</text:p>
      <text:p text:style-name="P25"/>
      <text:p text:style-name="P23">virtual bool amplf() const =0;</text:p>
      <text:p text:style-name="P27">metodo che ritorna true se la chitarra è amplificabile, false altrimenti, utile nel caso una chitarra acustica è provvista di impianto di amplificazione, una chitarra elettrica ritorna sempre true perchè è sempre amplificabile.</text:p>
      <text:p text:style-name="P24"/>
      <text:p text:style-name="P26">La classe electric nei suoi campi dati specifica il modello del ponte e anche il modello dei pickup montati per amplificare il segnale mentre nella classe acoustic viene indicato se è amplificabile con un booleano e il modello del ponte con una stringa.</text:p>
      <text:p text:style-name="P11">Nel file “essemu.h/cpp” la classe <text:span text:style-name="T10">responsabile della manipolazione</text:span> del database è essemu, <text:span text:style-name="T12">e viene indicato il nome del file associato in 'file' e se è ci sono state modifiche con un booleano 'changed'.</text:span></text:p>
      <text:p text:style-name="P11"><text:soft-page-break/><text:span text:style-name="T11">La gestione del</text:span>l'apertura e il salvataggio in XML <text:span text:style-name="T11">è implementata nei metodi di void openXml(string) e</text:span> <text:span text:style-name="T11"><text:s/>void saveXml(string) usando</text:span> le classi <text:s/>QXmlStreamReader e QxmlStreamWriter <text:span text:style-name="T11">del modulo &lt;QtCore&gt;, questi metodi li ho implementati in questa classe perchè li considero metodi logici</text:span>.</text:p>
      <text:p text:style-name="P18">I metodi per la gestione dei dati sono 'void insertGtr(const guitar&amp;)', 'void removeGtr(int i)' e 'void replaceGtr(guitar*,guitar*)', quest'ultimo utile per campiare il tipo di un'oggetto.</text:p>
      <text:p text:style-name="P19">La ricerca viene implementata nel metodo,</text:p>
      <text:p text:style-name="P20">'deque&lt;int&gt; searchgtrs(int cl,int cu,double pl,double pu, bool amp,string mo="",string ponte="",string typ="",string pickup="")const' <text:span text:style-name="T13">che restituisce una lista di indici del magazzino che soddisfa la ricerca, per la ricerca ho utilizzato un metodo messo a disposizione nella classe Qstring bool <text:tab/>'contains ( const QString &amp; str, Qt::CaseSensitivity cs = Qt::CaseSensitive ) const'.</text:span></text:p>
      <text:p text:style-name="P10"/>
      <text:p text:style-name="P8"/>
      <text:p text:style-name="P8"/>
      <text:p text:style-name="P8"><text:s/><text:span text:style-name="T2">4.Interfaccia Grafica</text:span></text:p>
      <text:p text:style-name="P8"/>
      <text:p text:style-name="P12">La classe grafica che gestisce la finestra principale è mainwindow “mainwindow.h” che deriva da QmainWindow che mette a disposizione un menù a tre tendine (File,<text:span text:style-name="T4">Tabella,Ricerca</text:span>).</text:p>
      <text:p text:style-name="P13">Le funzioni implementate in “File” sono quelle necessarie per gestire un file, mentre in “Tabella” abbiamo 2 funzioni che permettono di eliminare gli elementi selezionati nelle righe della tabella e di aggiungere una nuova chitarra invocando la classe grafica elementdialog “elementdialog.h” , questa classe deriva Qdialog <text:s/><text:span text:style-name="T5">e utilizza come form newelement “newelement.h”</text:span></text:p>
      <text:p text:style-name="P14">In “Ricerca” abbiamo la funzione di ricerca e per chiuderla, <text:span text:style-name="T6">invocando la classe searchdialog nel “searchdialog.h”.</text:span></text:p>
      <text:p text:style-name="P15">In mainwindow viene installata come Widget centrale table che deriva da QtableWidget, questa tabella <text:span text:style-name="T7">è responsabile della rimozione, inserimento e cambio oggetto nei record memorizzati in essemu *shop, e in ogni riga associata ad un element (“element.h”) vengono installate nelle celle i Widget dei suoi campi dati. Ogni element è associato ad un guitar* ed è responsabile della manipolazione dei suoi campi dati, nel caso debba campiare tipo emette un SIGNAL “void changeElement(int index);” dove index riferisce la posizione in essemu* shop e <text:s/>verrà incocata il metodo <text:s/>“void replaceGtr (guitar* , guitar*); ” dalla classe t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lirio </meta:initial-creator>
    <meta:creation-date>2014-05-16T18:58:20.817491245</meta:creation-date>
    <dc:date>2014-06-04T22:44:30.926905713</dc:date>
    <meta:editing-duration>PT2H6M15S</meta:editing-duration>
    <meta:editing-cycles>25</meta:editing-cycles>
    <meta:generator>LibreOffice/4.2.4.2$Linux_X86_64 LibreOffice_project/420$Build-2</meta:generator>
    <meta:document-statistic meta:table-count="0" meta:image-count="0" meta:object-count="0" meta:page-count="3" meta:paragraph-count="35" meta:word-count="790" meta:character-count="5409" meta:non-whitespace-character-count="4640"/>
  </office:meta>
</office:document-meta>
</file>